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" fo:font-size="12pt"/>
    </style:style>
    <style:style style:name="P2" style:family="paragraph" style:parent-style-name="Standard">
      <style:text-properties fo:color="#000000" style:font-name="Times" fo:font-size="12pt" fo:font-weight="bold" officeooo:rsid="0041b4c1" officeooo:paragraph-rsid="0041b4c1"/>
    </style:style>
    <style:style style:name="P3" style:family="paragraph" style:parent-style-name="Standard">
      <style:text-properties fo:color="#000000" style:font-name="Times" fo:font-size="12pt" officeooo:paragraph-rsid="003b13e1"/>
    </style:style>
    <style:style style:name="P4" style:family="paragraph" style:parent-style-name="Standard">
      <style:text-properties fo:color="#000000" style:font-name="Times" fo:font-size="12pt" officeooo:paragraph-rsid="0041b4c1"/>
    </style:style>
    <style:style style:name="P5" style:family="paragraph" style:parent-style-name="Standard">
      <style:text-properties fo:color="#000000" style:font-name="Times" fo:font-size="12pt" officeooo:rsid="0041b4c1" officeooo:paragraph-rsid="0041b4c1"/>
    </style:style>
    <style:style style:name="P6" style:family="paragraph" style:parent-style-name="Standard">
      <style:text-properties fo:color="#000000" style:font-name="Times" fo:font-size="12pt" officeooo:rsid="00424a17" officeooo:paragraph-rsid="00424a17"/>
    </style:style>
    <style:style style:name="P7" style:family="paragraph" style:parent-style-name="Standard">
      <style:text-properties fo:color="#000000" style:font-name="Times" fo:font-size="12pt" officeooo:rsid="0043df73" officeooo:paragraph-rsid="0043df73"/>
    </style:style>
    <style:style style:name="P8" style:family="paragraph" style:parent-style-name="Standard">
      <style:text-properties fo:color="#000000" style:font-name="Times" fo:font-size="8pt"/>
    </style:style>
    <style:style style:name="P9" style:family="paragraph" style:parent-style-name="Standard">
      <style:text-properties fo:color="#000000" style:font-name="Times" fo:font-size="12pt" officeooo:rsid="0041b4c1" officeooo:paragraph-rsid="0041b4c1"/>
    </style:style>
    <style:style style:name="P10" style:family="paragraph" style:parent-style-name="Standard">
      <style:text-properties fo:color="#000000" style:font-name="Times" fo:font-size="12pt" officeooo:rsid="0044c24a" officeooo:paragraph-rsid="0044c24a"/>
    </style:style>
    <style:style style:name="T1" style:family="text">
      <style:text-properties officeooo:rsid="0041b4c1"/>
    </style:style>
    <style:style style:name="T2" style:family="text">
      <style:text-properties officeooo:rsid="00424a17"/>
    </style:style>
    <style:style style:name="T3" style:family="text">
      <style:text-properties officeooo:rsid="0043df73"/>
    </style:style>
    <style:style style:name="T4" style:family="text">
      <style:text-properties officeooo:rsid="0044c2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pdate on Quantifying the drivers of ocean-atmosphere CO2 fluxes</text:p>
      <text:p text:style-name="P1"/>
      <text:p text:style-name="P1">Aaron Spring</text:p>
      <text:p text:style-name="P8">Max Planck Institute for Meteorology, Bundesstraße 53, 20146 Hamburg, Germany</text:p>
      <text:p text:style-name="P8"/>
      <text:p text:style-name="P5">Lauderdale et al. [2016] presented a diagnostic framework to regionally quantify the drivers of air-sea CO2 fluxes. So far, <text:span text:style-name="T2">the framework was applied to the pre-industrial steady-state of MITgcm. </text:span></text:p>
      <text:p text:style-name="P5">To assess the drivers of CO2 flux on inter-annual and decadal timescales, <text:span text:style-name="T2">the formulation of heatflux needs to be adapted for the temperature effect. </text:span></text:p>
      <text:p text:style-name="P6">Here, I present an update on the existing formulation of <text:span text:style-name="T1">Lauderdale et al. [2016] </text:span>where dynamical changes in SST are reflected in the thermal contribution of CO2 flux. This implies a climatological heatflux component as in <text:span text:style-name="T1">Lauderdale et al. [2016] </text:span>and a dynamic component based on Takahashi et al. [<text:span text:style-name="T3">2002</text:span>] <text:span text:style-name="T3">as</text:span> described in Lovenduski et al. [2007].</text:p>
      <text:p text:style-name="P6"/>
      <text:p text:style-name="P7">Applying the new framework to MPI-ESM pre-industrial control gives similar results as in <text:span text:style-name="T1">Lauderdale et al. [2016]. </text:span>However, the framework can now be applied to the historical period: Comparing the historical 1980-2004 to the pre-industrial control shows the expected CO2 flux increase in the dy<text:span text:style-name="T4">n</text:span>a<text:span text:style-name="T4">m</text:span>ical thermal contribution due to upper-ocean warming and a slight decrease <text:s/>in biological production leading less CO2 uptake by the oceans.</text:p>
      <text:p text:style-name="P7"/>
      <text:p text:style-name="P7">The framework can also be used to study internal variability. The thermal dynamical component is most variable and matched by a resulting large internal variability in the residual whereas <text:span text:style-name="T4">the</text:span> biological or freshwater contribution vary less.</text:p>
      <text:p text:style-name="P4"/>
      <text:p text:style-name="P10">References:</text:p>
      <text:p text:style-name="P10"/>
      <text:p text:style-name="P5">Lauderdale, J. M.; Dutkiewicz, S.; Williams, R. G. &amp; Follows, M. J. Quantifying the drivers of ocean-atmosphere CO2 fluxes, Global Biogeochem. Cycles, Wiley-Blackwell, 2016</text:p>
      <text:p text:style-name="P4"/>
      <text:p text:style-name="P5">Lovenduski, N. S.; Gruber, N.; Doney, S. C. &amp; Lima, I. D. Enhanced CO2 outgassing in the Southern Ocean from a positive phase of the Southern Annular Mode, Global Biogeochemical Cycles, 2007, 21</text:p>
      <text:p text:style-name="P4"/>
      <text:p text:style-name="P7">Takahashi, T. et al.; Global sea–air CO and ﬂux based on climatological surface ocean and pCO and seasonal biological and temperature effects, Deep-Sea Research II, 2002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7a864d8825610a8c07cfc3bc01dd4fce6a9447e5</meta:generator>
    <dc:date>2017-05-15T14:52:11.088232026</dc:date>
    <meta:editing-duration>P6DT13H32M23S</meta:editing-duration>
    <meta:editing-cycles>24</meta:editing-cycles>
    <meta:print-date>2017-02-21T11:51:07.621152386</meta:print-date>
    <meta:document-statistic meta:table-count="0" meta:image-count="0" meta:object-count="0" meta:page-count="1" meta:paragraph-count="12" meta:word-count="317" meta:character-count="2068" meta:non-whitespace-character-count="1761"/>
  </office:meta>
</office:document-meta>
</file>